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p text:style-name="P9"><text:span text:style-name="T3">Delete Camera Video and Snaps File Present in FTP Location</text:span> </text:p>
      <text:p text:style-name="Standard"/>
      <text:p text:style-name="Standard"/>
      <text:p text:style-name="Standard"/>
      <text:list xml:id="list1657638298161425780" text:style-name="L1">
        <text:list-item>
          <text:p text:style-name="P3">We have Create shell script "find_and_delete.sh".</text:p>
        </text:list-item>
        <text:list-item>
          <text:p text:style-name="P3">In that shell script we have added shell multiple shell command to delete video and snap files.</text:p>
        </text:list-item>
        <text:list-item>
          <text:p text:style-name="P3">to run this shell script daily basis i.e(every midnight).we have set cron script below like (Note to check corn file use <text:s/>crontab -e command).</text:p>
          <text:p text:style-name="P3"/>
          <text:p text:style-name="P3">01 01 * * * bash /home/pi/command/find_and_delete.sh </text:p>
          <text:p text:style-name="P3"/>
        </text:list-item>
        <text:list-item>
          <text:p text:style-name="P3">Note for amcrest camrea we need set file permission 777 to camera folder</text:p>
          <text:p text:style-name="P3"/>
          <text:p text:style-name="P3"><text:s/>sudo chmod -R 777 /home/john/2720QuailCamera6</text:p>
        </text:list-item>
      </text:list>
      <text:p text:style-name="P2"/>
      <text:p text:style-name="P2"/>
      <text:p text:style-name="P2"/>
      <text:p text:style-name="P2"><text:span text:style-name="T2">What type of code present in find_and_delete.sh shell file ?</text:span> </text:p>
      <text:p text:style-name="P2"/>
      <text:p text:style-name="P2"><text:span text:style-name="T1">Ans: </text:span></text:p>
      <text:p text:style-name="P2"><text:span text:style-name="T1"/></text:p>
      <text:list xml:id="list3647831577144691043" text:style-name="L2">
        <text:list-item>
          <text:p text:style-name="P4"><text:s/>Following command to delete all video file which present of directory and file created date is <text:s/>10 days before </text:p>
        </text:list-item>
      </text:list>
      <text:p text:style-name="P2"><text:s text:c="2"/></text:p>
      <text:p text:style-name="P2"/>
      <text:p text:style-name="P2"><text:s/><text:tab/>find /home/pi/Pictures/camera/FI9805P_C4D6553E0933/record/* -mtime +10 -exec rm -f {} \; &gt;</text:p>
      <text:p text:style-name="P2"/>
      <text:p text:style-name="P2"><text:s text:c="3"/></text:p>
      <text:p text:style-name="P5">Command Syntax </text:p>
      <text:p text:style-name="P5"/>
      <text:p text:style-name="P5"><text:tab/>/<text:span text:style-name="T4">home/pi/Pictures/camera/FI9805P_C4D6553E0933/record/* <text:s/>=&gt; Path of camera video files </text:span></text:p>
      <text:p text:style-name="P6"><text:tab/> mtime +10 <text:s text:c="2"/>=&gt; time condition like 10 days </text:p>
      <text:p text:style-name="P6"><text:tab/> -exec rm -f <text:s text:c="2"/>=&gt; remove file command </text:p>
      <text:p text:style-name="P6"/>
      <text:p text:style-name="P6"/>
      <text:list xml:id="list851212408867464239" text:style-name="L3">
        <text:list-item>
          <text:p text:style-name="P7">Following command to delete all snap file which present of directory and file created date is <text:s/>10 days before</text:p>
        </text:list-item>
      </text:list>
      <text:p text:style-name="P6"/>
      <text:p text:style-name="P6"><text:tab/>find /home/pi/Pictures/camera/FI9805P_C4D6553E0933/snap -name '*.jpg' -type f <text:s/>-mtime +10 -exec rm -f {} \; &gt;</text:p>
      <text:p text:style-name="P6"><text:soft-page-break/></text:p>
      <text:list xml:id="list8427220481766100110" text:style-name="L4">
        <text:list-item>
          <text:p text:style-name="P8">Following command to delete amcrest camera video. amcrest camera have different folder structures hence command is delete directory instated delete only file </text:p>
        </text:list-item>
      </text:list>
      <text:p text:style-name="P6"/>
      <text:p text:style-name="P6"><text:tab/>find /home/john/2720QuailCamera6/* -type d -ctime +10 -exec rm -rf {} \; <text:s text:c="2"/></text:p>
      <text:p text:style-name="P6"/>
      <text:p text:style-name="P6"><text:tab/></text:p>
      <text:p text:style-name="P2"/>
      <text:p text:style-name="P5">Command Syntax </text:p>
      <text:p text:style-name="P5"/>
      <text:p text:style-name="P5"><text:tab/><text:span text:style-name="T4">find /home/john/2720QuailCamera6/* <text:s text:c="2"/>=&gt; Path of camera video directory</text:span></text:p>
      <text:p text:style-name="P6"><text:s/><text:tab/>-type d <text:s text:c="29"/>=&gt; Check directory </text:p>
      <text:p text:style-name="P6"><text:tab/>-ctime +10<text:tab/><text:tab/><text:tab/> =&gt; <text:s/>time condition like created date is 10 days <text:tab/><text:tab/><text:tab/><text:tab/><text:tab/><text:tab/> <text:s text:c="7"/>before</text:p>
      <text:p text:style-name="P6"><text:tab/>exec rm -rf {} <text:s text:c="2"/><text:tab/><text:tab/>=&gt; <text:s/>remove all recursively folder <text:s/></text:p>
      <text:p text:style-name="P5"><text:tab/></text:p>
      <text:p text:style-name="P2"/>
      <text:list xml:id="list33640605" text:continue-list="list1657638298161425780" text:style-name="L1">
        <text:list-header>
          <text:p text:style-name="P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jit Shejwalkar</meta:initial-creator>
    <meta:creation-date>2016-04-01T12:50:15.90</meta:creation-date>
    <dc:date>2016-04-01T13:47:51.35</dc:date>
    <dc:creator>Abhijit Shejwalkar</dc:creator>
    <meta:editing-duration>PT57M39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2" meta:paragraph-count="28" meta:word-count="256" meta:character-count="1722"/>
  </office:meta>
</office:document-meta>
</file>